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7f9266" officeooo:paragraph-rsid="157f9266"/>
    </style:style>
    <style:style style:name="P105" style:family="paragraph" style:parent-style-name="Text_20_body">
      <style:text-properties officeooo:rsid="1586c033" officeooo:paragraph-rsid="1586c033"/>
    </style:style>
    <style:style style:name="P10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2" style:family="paragraph" style:parent-style-name="Standard">
      <style:paragraph-properties fo:text-align="center" style:justify-single-word="false" fo:break-before="page"/>
    </style:style>
    <style:style style:name="P11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5" style:family="paragraph" style:parent-style-name="Heading_20_1">
      <style:text-properties officeooo:rsid="13b5c3ac" officeooo:paragraph-rsid="13b5c3ac"/>
    </style:style>
    <style:style style:name="P116" style:family="paragraph" style:parent-style-name="Heading_20_1">
      <style:text-properties officeooo:rsid="144834f2" officeooo:paragraph-rsid="144834f2"/>
    </style:style>
    <style:style style:name="P117" style:family="paragraph" style:parent-style-name="Heading_20_1">
      <style:text-properties officeooo:rsid="13f39f28" officeooo:paragraph-rsid="13f39f28"/>
    </style:style>
    <style:style style:name="P118" style:family="paragraph" style:parent-style-name="Heading_20_1">
      <style:text-properties officeooo:paragraph-rsid="13c4edb1"/>
    </style:style>
    <style:style style:name="P119" style:family="paragraph" style:parent-style-name="Heading_20_1">
      <style:text-properties officeooo:rsid="13ea7785" officeooo:paragraph-rsid="13ea7785"/>
    </style:style>
    <style:style style:name="P120" style:family="paragraph" style:parent-style-name="Heading_20_1">
      <style:text-properties officeooo:rsid="149d7560" officeooo:paragraph-rsid="14b97049"/>
    </style:style>
    <style:style style:name="P121" style:family="paragraph" style:parent-style-name="Heading_20_1">
      <style:text-properties officeooo:rsid="149d7560" officeooo:paragraph-rsid="1505ce66"/>
    </style:style>
    <style:style style:name="P122" style:family="paragraph" style:parent-style-name="Heading_20_1">
      <style:text-properties officeooo:rsid="149d7560" officeooo:paragraph-rsid="1585429e"/>
    </style:style>
    <style:style style:name="P123" style:family="paragraph" style:parent-style-name="Heading_20_1">
      <style:paragraph-properties fo:break-before="page"/>
      <style:text-properties officeooo:paragraph-rsid="13c897d6"/>
    </style:style>
    <style:style style:name="P124" style:family="paragraph" style:parent-style-name="Heading_20_3">
      <style:text-properties officeooo:rsid="1526022c" officeooo:paragraph-rsid="1526022c"/>
    </style:style>
    <style:style style:name="P12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6" style:family="paragraph" style:parent-style-name="Text_20_body" style:list-style-name="L1">
      <style:text-properties officeooo:rsid="1414e7bf" officeooo:paragraph-rsid="1414e7bf"/>
    </style:style>
    <style:style style:name="P127" style:family="paragraph" style:parent-style-name="Text_20_body" style:list-style-name="L2">
      <style:text-properties officeooo:rsid="1428ee69" officeooo:paragraph-rsid="1428ee69"/>
    </style:style>
    <style:style style:name="P128" style:family="paragraph" style:parent-style-name="Text_20_body" style:list-style-name="L3">
      <style:text-properties officeooo:rsid="13987b92" officeooo:paragraph-rsid="13987b92"/>
    </style:style>
    <style:style style:name="P129" style:family="paragraph" style:parent-style-name="Text_20_body" style:list-style-name="L4">
      <style:text-properties officeooo:rsid="144b4398" officeooo:paragraph-rsid="144b4398"/>
    </style:style>
    <style:style style:name="P130" style:family="paragraph" style:parent-style-name="Text_20_body" style:list-style-name="L5">
      <style:text-properties officeooo:rsid="1399e482" officeooo:paragraph-rsid="1399e482"/>
    </style:style>
    <style:style style:name="P131" style:family="paragraph" style:parent-style-name="Text_20_body" style:list-style-name="L6">
      <style:text-properties officeooo:rsid="1399e482" officeooo:paragraph-rsid="1399e482"/>
    </style:style>
    <style:style style:name="P132" style:family="paragraph" style:parent-style-name="Text_20_body" style:list-style-name="L7">
      <style:text-properties officeooo:rsid="1369f5de" officeooo:paragraph-rsid="1369f5de"/>
    </style:style>
    <style:style style:name="P133" style:family="paragraph" style:parent-style-name="Text_20_body" style:list-style-name="L8">
      <style:text-properties officeooo:rsid="1361fc26" officeooo:paragraph-rsid="1361fc26"/>
    </style:style>
    <style:style style:name="P134" style:family="paragraph" style:parent-style-name="Text_20_body" style:list-style-name="L8">
      <style:text-properties officeooo:rsid="13636ff3" officeooo:paragraph-rsid="13636ff3"/>
    </style:style>
    <style:style style:name="P135" style:family="paragraph" style:parent-style-name="Text_20_body" style:list-style-name="L8">
      <style:text-properties officeooo:rsid="1365502e" officeooo:paragraph-rsid="1365502e"/>
    </style:style>
    <style:style style:name="P136" style:family="paragraph" style:parent-style-name="Text_20_body" style:list-style-name="L8">
      <style:text-properties officeooo:rsid="1366e62a" officeooo:paragraph-rsid="1366e62a"/>
    </style:style>
    <style:style style:name="P137" style:family="paragraph" style:parent-style-name="Text_20_body" style:list-style-name="L8">
      <style:text-properties officeooo:rsid="136858e7" officeooo:paragraph-rsid="136858e7"/>
    </style:style>
    <style:style style:name="P138" style:family="paragraph" style:parent-style-name="Text_20_body" style:list-style-name="L8">
      <style:text-properties officeooo:rsid="13677e7f" officeooo:paragraph-rsid="13677e7f"/>
    </style:style>
    <style:style style:name="P139" style:family="paragraph" style:parent-style-name="Text_20_body" style:list-style-name="L8">
      <style:text-properties officeooo:rsid="13699aa6" officeooo:paragraph-rsid="13699aa6"/>
    </style:style>
    <style:style style:name="P14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4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2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43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44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145" style:family="paragraph" style:parent-style-name="Text_20_body" style:list-style-name="L8">
      <style:text-properties officeooo:rsid="1373d5fb" officeooo:paragraph-rsid="1373d5fb"/>
    </style:style>
    <style:style style:name="P146" style:family="paragraph" style:parent-style-name="Text_20_body" style:list-style-name="L8">
      <style:text-properties officeooo:rsid="136be96e" officeooo:paragraph-rsid="136be96e"/>
    </style:style>
    <style:style style:name="P147" style:family="paragraph" style:parent-style-name="Text_20_body" style:list-style-name="L8">
      <style:text-properties officeooo:rsid="137804fa" officeooo:paragraph-rsid="137804fa"/>
    </style:style>
    <style:style style:name="P148" style:family="paragraph" style:parent-style-name="Text_20_body" style:list-style-name="L8">
      <style:text-properties officeooo:rsid="137a6fb9" officeooo:paragraph-rsid="137a6fb9"/>
    </style:style>
    <style:style style:name="P149" style:family="paragraph" style:parent-style-name="Text_20_body" style:list-style-name="L8">
      <style:text-properties officeooo:rsid="136f4a86" officeooo:paragraph-rsid="136f4a86"/>
    </style:style>
    <style:style style:name="P150" style:family="paragraph" style:parent-style-name="Text_20_body" style:list-style-name="L9">
      <style:text-properties officeooo:rsid="14640bdc" officeooo:paragraph-rsid="13f39f28"/>
    </style:style>
    <style:style style:name="P151" style:family="paragraph" style:parent-style-name="Text_20_body" style:list-style-name="L9">
      <style:text-properties officeooo:rsid="13fbbac4" officeooo:paragraph-rsid="13fbbac4"/>
    </style:style>
    <style:style style:name="P152" style:family="paragraph" style:parent-style-name="Text_20_body" style:list-style-name="L9">
      <style:text-properties officeooo:rsid="140fb9d8" officeooo:paragraph-rsid="140fb9d8"/>
    </style:style>
    <style:style style:name="P153" style:family="paragraph" style:parent-style-name="Text_20_body" style:list-style-name="L9">
      <style:text-properties officeooo:rsid="135e1072" officeooo:paragraph-rsid="13f39f28"/>
    </style:style>
    <style:style style:name="P154" style:family="paragraph" style:parent-style-name="Text_20_body" style:list-style-name="L9">
      <style:text-properties officeooo:rsid="13f71362" officeooo:paragraph-rsid="13f71362"/>
    </style:style>
    <style:style style:name="P155" style:family="paragraph" style:parent-style-name="Text_20_body" style:list-style-name="L9">
      <style:text-properties officeooo:rsid="135f6999" officeooo:paragraph-rsid="13f39f28"/>
    </style:style>
    <style:style style:name="P156" style:family="paragraph" style:parent-style-name="Text_20_body" style:list-style-name="L9">
      <style:text-properties officeooo:rsid="13f81d8c" officeooo:paragraph-rsid="13f81d8c"/>
    </style:style>
    <style:style style:name="P157" style:family="paragraph" style:parent-style-name="Text_20_body" style:list-style-name="L9">
      <style:text-properties officeooo:rsid="13f964f4" officeooo:paragraph-rsid="13f964f4"/>
    </style:style>
    <style:style style:name="P158" style:family="paragraph" style:parent-style-name="Text_20_body" style:list-style-name="L9">
      <style:text-properties officeooo:rsid="1412ff72" officeooo:paragraph-rsid="1412ff72"/>
    </style:style>
    <style:style style:name="P159" style:family="paragraph" style:parent-style-name="Text_20_body" style:list-style-name="L9">
      <style:text-properties officeooo:rsid="142f7e64" officeooo:paragraph-rsid="142f7e64"/>
    </style:style>
    <style:style style:name="P160" style:family="paragraph" style:parent-style-name="Text_20_body" style:list-style-name="L9">
      <style:text-properties officeooo:rsid="14310527" officeooo:paragraph-rsid="143da0a4"/>
    </style:style>
    <style:style style:name="P161" style:family="paragraph" style:parent-style-name="Text_20_body" style:list-style-name="L10">
      <style:text-properties officeooo:rsid="13c6f397" officeooo:paragraph-rsid="13c6f397"/>
    </style:style>
    <style:style style:name="P162" style:family="paragraph" style:parent-style-name="Text_20_body" style:list-style-name="L10">
      <style:text-properties officeooo:rsid="1439a25c" officeooo:paragraph-rsid="1439a25c"/>
    </style:style>
    <style:style style:name="P163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64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5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6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7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8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9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70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71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72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73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74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5" style:family="paragraph" style:parent-style-name="Text_20_body" style:list-style-name="L12">
      <style:text-properties officeooo:rsid="13ee5695" officeooo:paragraph-rsid="13ee5695"/>
    </style:style>
    <style:style style:name="P176" style:family="paragraph" style:parent-style-name="Text_20_body" style:list-style-name="L13">
      <style:text-properties officeooo:rsid="143776d1" officeooo:paragraph-rsid="143776d1"/>
    </style:style>
    <style:style style:name="P177" style:family="paragraph" style:parent-style-name="Text_20_body" style:list-style-name="L14">
      <style:text-properties fo:language="cs" fo:country="CZ" officeooo:rsid="1423313d" officeooo:paragraph-rsid="1423313d"/>
    </style:style>
    <style:style style:name="P178" style:family="paragraph" style:parent-style-name="Text_20_body" style:list-style-name="L15">
      <style:text-properties officeooo:rsid="1428ab36" officeooo:paragraph-rsid="1428ab36"/>
    </style:style>
    <style:style style:name="P179" style:family="paragraph" style:parent-style-name="Text_20_body" style:list-style-name="L15">
      <style:text-properties officeooo:rsid="1424781f" officeooo:paragraph-rsid="1428ab36"/>
    </style:style>
    <style:style style:name="P180" style:family="paragraph" style:parent-style-name="Text_20_body" style:list-style-name="L16">
      <style:text-properties officeooo:rsid="1427b233" officeooo:paragraph-rsid="1427b233"/>
    </style:style>
    <style:style style:name="P181" style:family="paragraph" style:parent-style-name="Text_20_body" style:list-style-name="L16">
      <style:text-properties officeooo:rsid="142a68b6" officeooo:paragraph-rsid="142a68b6"/>
    </style:style>
    <style:style style:name="P182" style:family="paragraph" style:parent-style-name="Text_20_body" style:list-style-name="L17">
      <style:text-properties officeooo:rsid="1418b0f2" officeooo:paragraph-rsid="1418b0f2"/>
    </style:style>
    <style:style style:name="P183" style:family="paragraph" style:parent-style-name="Text_20_body" style:list-style-name="L17">
      <style:text-properties officeooo:rsid="141ca2f0" officeooo:paragraph-rsid="141ca2f0"/>
    </style:style>
    <style:style style:name="P184" style:family="paragraph" style:parent-style-name="Text_20_body" style:list-style-name="L17">
      <style:text-properties officeooo:rsid="141b9780" officeooo:paragraph-rsid="141b9780"/>
    </style:style>
    <style:style style:name="P185" style:family="paragraph" style:parent-style-name="Text_20_body" style:list-style-name="L18">
      <style:text-properties officeooo:rsid="140621d3" officeooo:paragraph-rsid="140621d3"/>
    </style:style>
    <style:style style:name="P186" style:family="paragraph" style:parent-style-name="Text_20_body" style:list-style-name="L18">
      <style:text-properties officeooo:rsid="1407f809" officeooo:paragraph-rsid="1407f809"/>
    </style:style>
    <style:style style:name="P187" style:family="paragraph" style:parent-style-name="Text_20_body" style:list-style-name="L19">
      <style:text-properties officeooo:rsid="14084372" officeooo:paragraph-rsid="14084372"/>
    </style:style>
    <style:style style:name="P188" style:family="paragraph" style:parent-style-name="Text_20_body" style:list-style-name="L19">
      <style:text-properties officeooo:rsid="140a2550" officeooo:paragraph-rsid="140a2550"/>
    </style:style>
    <style:style style:name="P189" style:family="paragraph" style:parent-style-name="Text_20_body" style:list-style-name="L20">
      <style:text-properties officeooo:rsid="13acaa82" officeooo:paragraph-rsid="13acaa82"/>
    </style:style>
    <style:style style:name="P190" style:family="paragraph" style:parent-style-name="Text_20_body" style:list-style-name="L20">
      <style:text-properties officeooo:rsid="13e855f4" officeooo:paragraph-rsid="13e855f4"/>
    </style:style>
    <style:style style:name="P191" style:family="paragraph" style:parent-style-name="Text_20_body" style:list-style-name="L20">
      <style:text-properties officeooo:rsid="13adf654" officeooo:paragraph-rsid="13adf654"/>
    </style:style>
    <style:style style:name="P192" style:family="paragraph" style:parent-style-name="Text_20_body" style:list-style-name="L21">
      <style:text-properties officeooo:rsid="13907447" officeooo:paragraph-rsid="139ead1d" fo:background-color="#dddddd"/>
    </style:style>
    <style:style style:name="P193" style:family="paragraph" style:parent-style-name="Text_20_body" style:list-style-name="L28">
      <style:text-properties officeooo:rsid="1450a7bf" officeooo:paragraph-rsid="1450a7bf"/>
    </style:style>
    <style:style style:name="P194" style:family="paragraph" style:parent-style-name="Text_20_body" style:list-style-name="L29">
      <style:text-properties officeooo:rsid="1454b333" officeooo:paragraph-rsid="1454b333"/>
    </style:style>
    <style:style style:name="P195" style:family="paragraph" style:parent-style-name="Text_20_body" style:list-style-name="L29">
      <style:text-properties officeooo:rsid="1454b333" officeooo:paragraph-rsid="1456c611"/>
    </style:style>
    <style:style style:name="P196" style:family="paragraph" style:parent-style-name="Text_20_body" style:list-style-name="L30">
      <style:text-properties officeooo:rsid="1456c611" officeooo:paragraph-rsid="1456c611"/>
    </style:style>
    <style:style style:name="P197" style:family="paragraph" style:parent-style-name="Text_20_body" style:list-style-name="L30">
      <style:text-properties officeooo:rsid="1456c611" officeooo:paragraph-rsid="1457ca81"/>
    </style:style>
    <style:style style:name="P198" style:family="paragraph" style:parent-style-name="Text_20_body" style:list-style-name="L30">
      <style:text-properties officeooo:rsid="1457ca81" officeooo:paragraph-rsid="1457ca81"/>
    </style:style>
    <style:style style:name="P199" style:family="paragraph" style:parent-style-name="Text_20_body" style:list-style-name="L31">
      <style:text-properties officeooo:rsid="1457ed78" officeooo:paragraph-rsid="1457ed78"/>
    </style:style>
    <style:style style:name="P200" style:family="paragraph" style:parent-style-name="Text_20_body" style:list-style-name="L32">
      <style:text-properties officeooo:rsid="146777a2" officeooo:paragraph-rsid="146777a2"/>
    </style:style>
    <style:style style:name="P201" style:family="paragraph" style:parent-style-name="Text_20_body" style:list-style-name="L32">
      <style:text-properties officeooo:rsid="146970d4" officeooo:paragraph-rsid="146970d4"/>
    </style:style>
    <style:style style:name="P202" style:family="paragraph" style:parent-style-name="Text_20_body" style:list-style-name="L32">
      <style:text-properties officeooo:rsid="1469e673" officeooo:paragraph-rsid="1469e673"/>
    </style:style>
    <style:style style:name="P203" style:family="paragraph" style:parent-style-name="Text_20_body" style:list-style-name="L33">
      <style:text-properties officeooo:rsid="145c1699" officeooo:paragraph-rsid="145c1699"/>
    </style:style>
    <style:style style:name="P204" style:family="paragraph" style:parent-style-name="Text_20_body" style:list-style-name="L33">
      <style:text-properties officeooo:rsid="145c66c2" officeooo:paragraph-rsid="145c66c2"/>
    </style:style>
    <style:style style:name="P205" style:family="paragraph" style:parent-style-name="Text_20_body" style:list-style-name="L34">
      <style:text-properties officeooo:rsid="1461b9f1" officeooo:paragraph-rsid="1461b9f1"/>
    </style:style>
    <style:style style:name="P206" style:family="paragraph" style:parent-style-name="Text_20_body" style:list-style-name="L35">
      <style:text-properties officeooo:rsid="14761e98" officeooo:paragraph-rsid="14761e98"/>
    </style:style>
    <style:style style:name="P207" style:family="paragraph" style:parent-style-name="Text_20_body" style:list-style-name="L43">
      <style:text-properties officeooo:rsid="14761e98" officeooo:paragraph-rsid="14761e98"/>
    </style:style>
    <style:style style:name="P208" style:family="paragraph" style:parent-style-name="Text_20_body" style:list-style-name="L36">
      <style:text-properties officeooo:rsid="14b35c5e" officeooo:paragraph-rsid="14b35c5e"/>
    </style:style>
    <style:style style:name="P209" style:family="paragraph" style:parent-style-name="Text_20_body" style:list-style-name="L37">
      <style:text-properties officeooo:rsid="146f841f" officeooo:paragraph-rsid="1470b44d"/>
    </style:style>
    <style:style style:name="P210" style:family="paragraph" style:parent-style-name="Text_20_body" style:list-style-name="L38">
      <style:text-properties officeooo:rsid="147169cf" officeooo:paragraph-rsid="147169cf"/>
    </style:style>
    <style:style style:name="P211" style:family="paragraph" style:parent-style-name="Text_20_body" style:list-style-name="L39">
      <style:text-properties officeooo:rsid="147169cf" officeooo:paragraph-rsid="147169cf"/>
    </style:style>
    <style:style style:name="P212" style:family="paragraph" style:parent-style-name="Text_20_body" style:list-style-name="L40">
      <style:text-properties officeooo:rsid="147169cf" officeooo:paragraph-rsid="147169cf"/>
    </style:style>
    <style:style style:name="P213" style:family="paragraph" style:parent-style-name="Text_20_body" style:list-style-name="L38">
      <style:text-properties officeooo:rsid="14b39cf0" officeooo:paragraph-rsid="14b39cf0"/>
    </style:style>
    <style:style style:name="P214" style:family="paragraph" style:parent-style-name="Text_20_body" style:list-style-name="L38">
      <style:text-properties officeooo:rsid="14b4e939" officeooo:paragraph-rsid="14b4e939"/>
    </style:style>
    <style:style style:name="P215" style:family="paragraph" style:parent-style-name="Text_20_body" style:list-style-name="L38">
      <style:text-properties officeooo:rsid="149e8e3c" officeooo:paragraph-rsid="149e8e3c"/>
    </style:style>
    <style:style style:name="P216" style:family="paragraph" style:parent-style-name="Text_20_body" style:list-style-name="L38">
      <style:text-properties officeooo:rsid="149eabb5" officeooo:paragraph-rsid="149eabb5"/>
    </style:style>
    <style:style style:name="P217" style:family="paragraph" style:parent-style-name="Text_20_body" style:list-style-name="L38">
      <style:text-properties officeooo:rsid="14a02fab" officeooo:paragraph-rsid="14a02fab"/>
    </style:style>
    <style:style style:name="P218" style:family="paragraph" style:parent-style-name="Text_20_body" style:list-style-name="L37">
      <style:text-properties officeooo:rsid="1470b44d" officeooo:paragraph-rsid="1470b44d"/>
    </style:style>
    <style:style style:name="P219" style:family="paragraph" style:parent-style-name="Text_20_body" style:list-style-name="L39">
      <style:text-properties officeooo:rsid="14719e41" officeooo:paragraph-rsid="14719e41"/>
    </style:style>
    <style:style style:name="P220" style:family="paragraph" style:parent-style-name="Text_20_body" style:list-style-name="L41">
      <style:text-properties officeooo:rsid="14719e41" officeooo:paragraph-rsid="14719e41"/>
    </style:style>
    <style:style style:name="P221" style:family="paragraph" style:parent-style-name="Text_20_body" style:list-style-name="L43">
      <style:text-properties officeooo:rsid="14719e41" officeooo:paragraph-rsid="14719e41"/>
    </style:style>
    <style:style style:name="P222" style:family="paragraph" style:parent-style-name="Text_20_body" style:list-style-name="L41">
      <style:text-properties officeooo:rsid="14735a05" officeooo:paragraph-rsid="14735a05"/>
    </style:style>
    <style:style style:name="P223" style:family="paragraph" style:parent-style-name="Text_20_body" style:list-style-name="L41">
      <style:text-properties officeooo:rsid="1474b7eb" officeooo:paragraph-rsid="1474b7eb"/>
    </style:style>
    <style:style style:name="P224" style:family="paragraph" style:parent-style-name="Text_20_body" style:list-style-name="L43">
      <style:text-properties officeooo:rsid="1474b7eb" officeooo:paragraph-rsid="1474b7eb"/>
    </style:style>
    <style:style style:name="P225" style:family="paragraph" style:parent-style-name="Text_20_body" style:list-style-name="L39">
      <style:text-properties officeooo:rsid="147859e2" officeooo:paragraph-rsid="147859e2"/>
    </style:style>
    <style:style style:name="P226" style:family="paragraph" style:parent-style-name="Text_20_body" style:list-style-name="L42">
      <style:text-properties officeooo:rsid="147859e2" officeooo:paragraph-rsid="147859e2"/>
    </style:style>
    <style:style style:name="P227" style:family="paragraph" style:parent-style-name="Text_20_body" style:list-style-name="L42">
      <style:text-properties officeooo:rsid="147a4b5b" officeooo:paragraph-rsid="147a4b5b"/>
    </style:style>
    <style:style style:name="P228" style:family="paragraph" style:parent-style-name="Text_20_body" style:list-style-name="L43">
      <style:text-properties officeooo:rsid="147a97ff" officeooo:paragraph-rsid="147a97ff"/>
    </style:style>
    <style:style style:name="P229" style:family="paragraph" style:parent-style-name="Text_20_body" style:list-style-name="L43">
      <style:text-properties officeooo:rsid="147723ad" officeooo:paragraph-rsid="147723ad"/>
    </style:style>
    <style:style style:name="P230" style:family="paragraph" style:parent-style-name="Text_20_body" style:list-style-name="L44">
      <style:text-properties officeooo:rsid="147bfa11" officeooo:paragraph-rsid="147bfa11"/>
    </style:style>
    <style:style style:name="P231" style:family="paragraph" style:parent-style-name="Text_20_body" style:list-style-name="L44">
      <style:text-properties officeooo:rsid="147c4ca8" officeooo:paragraph-rsid="147c4ca8"/>
    </style:style>
    <style:style style:name="P232" style:family="paragraph" style:parent-style-name="Text_20_body" style:list-style-name="L44">
      <style:text-properties officeooo:rsid="147d5f5e" officeooo:paragraph-rsid="147d5f5e"/>
    </style:style>
    <style:style style:name="P233" style:family="paragraph" style:parent-style-name="Text_20_body" style:list-style-name="L44">
      <style:text-properties officeooo:rsid="147e3c7b" officeooo:paragraph-rsid="147e3c7b"/>
    </style:style>
    <style:style style:name="P234" style:family="paragraph" style:parent-style-name="Text_20_body" style:list-style-name="L44">
      <style:text-properties officeooo:rsid="14834d73" officeooo:paragraph-rsid="14834d73"/>
    </style:style>
    <style:style style:name="P235" style:family="paragraph" style:parent-style-name="Text_20_body" style:list-style-name="L44">
      <style:text-properties officeooo:rsid="14804759" officeooo:paragraph-rsid="14804759"/>
    </style:style>
    <style:style style:name="P236" style:family="paragraph" style:parent-style-name="Text_20_body" style:list-style-name="L44">
      <style:text-properties officeooo:rsid="14839d74" officeooo:paragraph-rsid="14839d74"/>
    </style:style>
    <style:style style:name="P237" style:family="paragraph" style:parent-style-name="Text_20_body" style:list-style-name="L44">
      <style:text-properties officeooo:rsid="1483eb3d" officeooo:paragraph-rsid="1483eb3d"/>
    </style:style>
    <style:style style:name="P238" style:family="paragraph" style:parent-style-name="Text_20_body" style:list-style-name="L44">
      <style:text-properties officeooo:rsid="14943a77" officeooo:paragraph-rsid="14943a77"/>
    </style:style>
    <style:style style:name="P239" style:family="paragraph" style:parent-style-name="Text_20_body" style:list-style-name="L44">
      <style:text-properties officeooo:rsid="1494de6e" officeooo:paragraph-rsid="1494de6e"/>
    </style:style>
    <style:style style:name="P240" style:family="paragraph" style:parent-style-name="Text_20_body" style:list-style-name="L44">
      <style:text-properties officeooo:rsid="14954a06" officeooo:paragraph-rsid="14954a06"/>
    </style:style>
    <style:style style:name="P241" style:family="paragraph" style:parent-style-name="Text_20_body" style:list-style-name="L44">
      <style:text-properties officeooo:rsid="148ac6bb" officeooo:paragraph-rsid="148ac6bb"/>
    </style:style>
    <style:style style:name="P242" style:family="paragraph" style:parent-style-name="Text_20_body" style:list-style-name="L44">
      <style:text-properties officeooo:rsid="148c74c1" officeooo:paragraph-rsid="148c74c1"/>
    </style:style>
    <style:style style:name="P243" style:family="paragraph" style:parent-style-name="Text_20_body" style:list-style-name="L44">
      <style:text-properties officeooo:rsid="148e1aa7" officeooo:paragraph-rsid="148e1aa7"/>
    </style:style>
    <style:style style:name="P244" style:family="paragraph" style:parent-style-name="Text_20_body" style:list-style-name="L44">
      <style:text-properties officeooo:rsid="14903cd9" officeooo:paragraph-rsid="14903cd9"/>
    </style:style>
    <style:style style:name="P245" style:family="paragraph" style:parent-style-name="Text_20_body" style:list-style-name="L44">
      <style:text-properties officeooo:rsid="149c10fb" officeooo:paragraph-rsid="14977015"/>
    </style:style>
    <style:style style:name="P246" style:family="paragraph" style:parent-style-name="Text_20_body" style:list-style-name="L44">
      <style:text-properties officeooo:rsid="14982384" officeooo:paragraph-rsid="14982384"/>
    </style:style>
    <style:style style:name="P247" style:family="paragraph" style:parent-style-name="Text_20_body" style:list-style-name="L44">
      <style:text-properties officeooo:rsid="149b2af4" officeooo:paragraph-rsid="149b2af4"/>
    </style:style>
    <style:style style:name="P248" style:family="paragraph" style:parent-style-name="Text_20_body" style:list-style-name="L44">
      <style:text-properties officeooo:rsid="1499bada" officeooo:paragraph-rsid="1499bada"/>
    </style:style>
    <style:style style:name="P249" style:family="paragraph" style:parent-style-name="Text_20_body" style:list-style-name="L44">
      <style:text-properties officeooo:rsid="149d7560" officeooo:paragraph-rsid="149d7560"/>
    </style:style>
    <style:style style:name="P250" style:family="paragraph" style:parent-style-name="Text_20_body" style:list-style-name="L45">
      <style:text-properties officeooo:rsid="14b97049" officeooo:paragraph-rsid="14b97049"/>
    </style:style>
    <style:style style:name="P251" style:family="paragraph" style:parent-style-name="Text_20_body" style:list-style-name="L45">
      <style:text-properties officeooo:rsid="14cceced" officeooo:paragraph-rsid="14cceced"/>
    </style:style>
    <style:style style:name="P252" style:family="paragraph" style:parent-style-name="Text_20_body" style:list-style-name="L45">
      <style:text-properties officeooo:rsid="14cee83b" officeooo:paragraph-rsid="14cee83b"/>
    </style:style>
    <style:style style:name="P253" style:family="paragraph" style:parent-style-name="Text_20_body" style:list-style-name="L45">
      <style:text-properties officeooo:rsid="14d1a274" officeooo:paragraph-rsid="14d1a274"/>
    </style:style>
    <style:style style:name="P254" style:family="paragraph" style:parent-style-name="Text_20_body" style:list-style-name="L45">
      <style:text-properties officeooo:rsid="14d51378" officeooo:paragraph-rsid="14d51378"/>
    </style:style>
    <style:style style:name="P255" style:family="paragraph" style:parent-style-name="Text_20_body" style:list-style-name="L45">
      <style:text-properties officeooo:rsid="14e08c0a" officeooo:paragraph-rsid="14e08c0a"/>
    </style:style>
    <style:style style:name="P256" style:family="paragraph" style:parent-style-name="Text_20_body" style:list-style-name="L45">
      <style:text-properties officeooo:rsid="14d5de35" officeooo:paragraph-rsid="14d5de35"/>
    </style:style>
    <style:style style:name="P257" style:family="paragraph" style:parent-style-name="Text_20_body" style:list-style-name="L45">
      <style:text-properties officeooo:rsid="14d911a1" officeooo:paragraph-rsid="14d911a1"/>
    </style:style>
    <style:style style:name="P258" style:family="paragraph" style:parent-style-name="Text_20_body" style:list-style-name="L45">
      <style:text-properties officeooo:rsid="14de563a" officeooo:paragraph-rsid="14de563a"/>
    </style:style>
    <style:style style:name="P259" style:family="paragraph" style:parent-style-name="Text_20_body" style:list-style-name="L45">
      <style:text-properties officeooo:rsid="14d7a397" officeooo:paragraph-rsid="14d7a397"/>
    </style:style>
    <style:style style:name="P260" style:family="paragraph" style:parent-style-name="Text_20_body" style:list-style-name="L45">
      <style:text-properties officeooo:rsid="14de9c31" officeooo:paragraph-rsid="14de9c31"/>
    </style:style>
    <style:style style:name="P261" style:family="paragraph" style:parent-style-name="Text_20_body" style:list-style-name="L45">
      <style:text-properties officeooo:rsid="14d88db0" officeooo:paragraph-rsid="14d88db0"/>
    </style:style>
    <style:style style:name="P262" style:family="paragraph" style:parent-style-name="Text_20_body" style:list-style-name="L45">
      <style:text-properties officeooo:rsid="14d935e9" officeooo:paragraph-rsid="14d935e9"/>
    </style:style>
    <style:style style:name="P263" style:family="paragraph" style:parent-style-name="Text_20_body" style:list-style-name="L45">
      <style:text-properties officeooo:rsid="14d97a93" officeooo:paragraph-rsid="14d97a93"/>
    </style:style>
    <style:style style:name="P264" style:family="paragraph" style:parent-style-name="Text_20_body" style:list-style-name="L45">
      <style:text-properties officeooo:rsid="14da3da5" officeooo:paragraph-rsid="14da3da5"/>
    </style:style>
    <style:style style:name="P265" style:family="paragraph" style:parent-style-name="Text_20_body" style:list-style-name="L45">
      <style:text-properties officeooo:rsid="14d764fd" officeooo:paragraph-rsid="14d764fd"/>
    </style:style>
    <style:style style:name="P266" style:family="paragraph" style:parent-style-name="Text_20_body" style:list-style-name="L45">
      <style:text-properties officeooo:rsid="14ba3732" officeooo:paragraph-rsid="14ba3732"/>
    </style:style>
    <style:style style:name="P267" style:family="paragraph" style:parent-style-name="Text_20_body" style:list-style-name="L45">
      <style:text-properties officeooo:rsid="14e29b49" officeooo:paragraph-rsid="14e29b49"/>
    </style:style>
    <style:style style:name="P268" style:family="paragraph" style:parent-style-name="Text_20_body" style:list-style-name="L45">
      <style:text-properties officeooo:rsid="14ba7263" officeooo:paragraph-rsid="14ba7263"/>
    </style:style>
    <style:style style:name="P269" style:family="paragraph" style:parent-style-name="Text_20_body" style:list-style-name="L45">
      <style:text-properties officeooo:rsid="14c0c2c8" officeooo:paragraph-rsid="14c0c2c8"/>
    </style:style>
    <style:style style:name="P270" style:family="paragraph" style:parent-style-name="Text_20_body" style:list-style-name="L45">
      <style:text-properties officeooo:rsid="14c44b65" officeooo:paragraph-rsid="14c44b65"/>
    </style:style>
    <style:style style:name="P271" style:family="paragraph" style:parent-style-name="Text_20_body" style:list-style-name="L45">
      <style:text-properties officeooo:rsid="14c64023" officeooo:paragraph-rsid="14c64023"/>
    </style:style>
    <style:style style:name="P272" style:family="paragraph" style:parent-style-name="Text_20_body" style:list-style-name="L45">
      <style:text-properties officeooo:rsid="14c769f5" officeooo:paragraph-rsid="14c769f5"/>
    </style:style>
    <style:style style:name="P273" style:family="paragraph" style:parent-style-name="Text_20_body" style:list-style-name="L45">
      <style:text-properties officeooo:rsid="14ca8763" officeooo:paragraph-rsid="14ca8763"/>
    </style:style>
    <style:style style:name="P274" style:family="paragraph" style:parent-style-name="Text_20_body" style:list-style-name="L45">
      <style:text-properties officeooo:rsid="14caf769" officeooo:paragraph-rsid="14caf769"/>
    </style:style>
    <style:style style:name="P275" style:family="paragraph" style:parent-style-name="Text_20_body" style:list-style-name="L45">
      <style:text-properties officeooo:rsid="14cb696a" officeooo:paragraph-rsid="14cb696a"/>
    </style:style>
    <style:style style:name="P276" style:family="paragraph" style:parent-style-name="Text_20_body" style:list-style-name="L45">
      <style:text-properties officeooo:rsid="14cb696a" officeooo:paragraph-rsid="14dd8d3c"/>
    </style:style>
    <style:style style:name="P277" style:family="paragraph" style:parent-style-name="Text_20_body" style:list-style-name="L45">
      <style:text-properties officeooo:rsid="14dba042" officeooo:paragraph-rsid="14dba042"/>
    </style:style>
    <style:style style:name="P278" style:family="paragraph" style:parent-style-name="Text_20_body" style:list-style-name="L45">
      <style:text-properties officeooo:rsid="14bd20f4" officeooo:paragraph-rsid="14bd20f4"/>
    </style:style>
    <style:style style:name="P279" style:family="paragraph" style:parent-style-name="Text_20_body" style:list-style-name="L45">
      <style:text-properties officeooo:rsid="14bde152" officeooo:paragraph-rsid="14bde152"/>
    </style:style>
    <style:style style:name="P280" style:family="paragraph" style:parent-style-name="Text_20_body" style:list-style-name="L45">
      <style:text-properties officeooo:rsid="14c950f4" officeooo:paragraph-rsid="14c950f4"/>
    </style:style>
    <style:style style:name="P281" style:family="paragraph" style:parent-style-name="Text_20_body" style:list-style-name="L45">
      <style:text-properties officeooo:rsid="14dd8d3c" officeooo:paragraph-rsid="14dd8d3c"/>
    </style:style>
    <style:style style:name="P282" style:family="paragraph" style:parent-style-name="Text_20_body" style:list-style-name="L46">
      <style:text-properties officeooo:rsid="14e5549f" officeooo:paragraph-rsid="14e5549f"/>
    </style:style>
    <style:style style:name="P283" style:family="paragraph" style:parent-style-name="Text_20_body" style:list-style-name="L46">
      <style:text-properties officeooo:rsid="14e7c7a4" officeooo:paragraph-rsid="14e7c7a4"/>
    </style:style>
    <style:style style:name="P284" style:family="paragraph" style:parent-style-name="Text_20_body" style:list-style-name="L47">
      <style:text-properties officeooo:rsid="14ef69ac" officeooo:paragraph-rsid="14ef69ac"/>
    </style:style>
    <style:style style:name="P285" style:family="paragraph" style:parent-style-name="Text_20_body" style:list-style-name="L47">
      <style:text-properties officeooo:rsid="14ed290a" officeooo:paragraph-rsid="14ed290a"/>
    </style:style>
    <style:style style:name="P286" style:family="paragraph" style:parent-style-name="Text_20_body" style:list-style-name="L47">
      <style:text-properties officeooo:rsid="14edd766" officeooo:paragraph-rsid="14edd766"/>
    </style:style>
    <style:style style:name="P287" style:family="paragraph" style:parent-style-name="Text_20_body" style:list-style-name="L47">
      <style:text-properties officeooo:rsid="14f28d5c" officeooo:paragraph-rsid="14f28d5c"/>
    </style:style>
    <style:style style:name="P288" style:family="paragraph" style:parent-style-name="Text_20_body" style:list-style-name="L47">
      <style:text-properties officeooo:rsid="14f442eb" officeooo:paragraph-rsid="14f442eb"/>
    </style:style>
    <style:style style:name="P289" style:family="paragraph" style:parent-style-name="Text_20_body" style:list-style-name="L47">
      <style:text-properties officeooo:rsid="14f59136" officeooo:paragraph-rsid="14f59136"/>
    </style:style>
    <style:style style:name="P290" style:family="paragraph" style:parent-style-name="Text_20_body" style:list-style-name="L47">
      <style:text-properties officeooo:rsid="14f64330" officeooo:paragraph-rsid="14f64330"/>
    </style:style>
    <style:style style:name="P291" style:family="paragraph" style:parent-style-name="Text_20_body" style:list-style-name="L48">
      <style:text-properties officeooo:rsid="14fe6388" officeooo:paragraph-rsid="14fe6388"/>
    </style:style>
    <style:style style:name="P292" style:family="paragraph" style:parent-style-name="Text_20_body" style:list-style-name="L48">
      <style:text-properties officeooo:rsid="14ff584c" officeooo:paragraph-rsid="14ff584c"/>
    </style:style>
    <style:style style:name="P293" style:family="paragraph" style:parent-style-name="Text_20_body" style:list-style-name="L49">
      <style:text-properties officeooo:rsid="15086768"/>
    </style:style>
    <style:style style:name="P294" style:family="paragraph" style:parent-style-name="Text_20_body" style:list-style-name="L49">
      <style:text-properties officeooo:rsid="1511a4f8" officeooo:paragraph-rsid="1511a4f8"/>
    </style:style>
    <style:style style:name="P295" style:family="paragraph" style:parent-style-name="Text_20_body" style:list-style-name="L49">
      <style:text-properties officeooo:rsid="1511a4f8" officeooo:paragraph-rsid="155e074b"/>
    </style:style>
    <style:style style:name="P296" style:family="paragraph" style:parent-style-name="Text_20_body" style:list-style-name="L49">
      <style:text-properties officeooo:rsid="1511a4f8" officeooo:paragraph-rsid="155aade7"/>
    </style:style>
    <style:style style:name="P297" style:family="paragraph" style:parent-style-name="Text_20_body" style:list-style-name="L49">
      <style:text-properties officeooo:rsid="1511a4f8" officeooo:paragraph-rsid="15568052"/>
    </style:style>
    <style:style style:name="P298" style:family="paragraph" style:parent-style-name="Text_20_body" style:list-style-name="L49">
      <style:text-properties officeooo:rsid="15130127" officeooo:paragraph-rsid="15130127"/>
    </style:style>
    <style:style style:name="P299" style:family="paragraph" style:parent-style-name="Text_20_body" style:list-style-name="L49">
      <style:text-properties officeooo:rsid="15130127" officeooo:paragraph-rsid="15545792"/>
    </style:style>
    <style:style style:name="P300" style:family="paragraph" style:parent-style-name="Text_20_body" style:list-style-name="L49">
      <style:text-properties officeooo:rsid="15130127" officeooo:paragraph-rsid="15575aa1"/>
    </style:style>
    <style:style style:name="P301" style:family="paragraph" style:parent-style-name="Text_20_body" style:list-style-name="L49">
      <style:text-properties officeooo:rsid="15545792" officeooo:paragraph-rsid="15545792"/>
    </style:style>
    <style:style style:name="P302" style:family="paragraph" style:parent-style-name="Text_20_body" style:list-style-name="L49">
      <style:text-properties officeooo:rsid="151603b1" officeooo:paragraph-rsid="15568052"/>
    </style:style>
    <style:style style:name="P303" style:family="paragraph" style:parent-style-name="Text_20_body" style:list-style-name="L50">
      <style:text-properties officeooo:rsid="15422e1f" officeooo:paragraph-rsid="15422e1f"/>
    </style:style>
    <style:style style:name="P304" style:family="paragraph" style:parent-style-name="Text_20_body" style:list-style-name="L50">
      <style:text-properties officeooo:rsid="154354a4" officeooo:paragraph-rsid="154354a4"/>
    </style:style>
    <style:style style:name="P305" style:family="paragraph" style:parent-style-name="Text_20_body" style:list-style-name="L50">
      <style:text-properties officeooo:rsid="15447b47" officeooo:paragraph-rsid="15447b47"/>
    </style:style>
    <style:style style:name="P306" style:family="paragraph" style:parent-style-name="Text_20_body" style:list-style-name="L51">
      <style:text-properties officeooo:rsid="1586c033" officeooo:paragraph-rsid="1586c033"/>
    </style:style>
    <style:style style:name="P307" style:family="paragraph" style:parent-style-name="Text_20_body" style:list-style-name="L51">
      <style:text-properties officeooo:rsid="1586c033" officeooo:paragraph-rsid="1588231e"/>
    </style:style>
    <style:style style:name="P308" style:family="paragraph" style:parent-style-name="Text_20_body" style:list-style-name="L51">
      <style:text-properties officeooo:rsid="158ffa3e" officeooo:paragraph-rsid="158ffa3e"/>
    </style:style>
    <style:style style:name="P309" style:family="paragraph" style:parent-style-name="Text_20_body" style:list-style-name="L51">
      <style:text-properties officeooo:rsid="1589867a" officeooo:paragraph-rsid="1589867a"/>
    </style:style>
    <style:style style:name="P310" style:family="paragraph" style:parent-style-name="Text_20_body" style:list-style-name="L51">
      <style:text-properties officeooo:rsid="1588231e" officeooo:paragraph-rsid="1588231e"/>
    </style:style>
    <style:style style:name="P311" style:family="paragraph" style:parent-style-name="Text_20_body" style:list-style-name="L51">
      <style:text-properties officeooo:rsid="158c754e" officeooo:paragraph-rsid="158c754e"/>
    </style:style>
    <style:style style:name="P312" style:family="paragraph" style:parent-style-name="Text_20_body" style:list-style-name="L51">
      <style:text-properties officeooo:rsid="1589f678" officeooo:paragraph-rsid="1589f678"/>
    </style:style>
    <style:style style:name="P313" style:family="paragraph" style:parent-style-name="Text_20_body" style:list-style-name="L51">
      <style:text-properties officeooo:rsid="1599172d" officeooo:paragraph-rsid="1599172d"/>
    </style:style>
    <style:style style:name="P314" style:family="paragraph" style:parent-style-name="Text_20_body" style:list-style-name="L51">
      <style:text-properties officeooo:rsid="1599b0b6" officeooo:paragraph-rsid="1599b0b6"/>
    </style:style>
    <style:style style:name="P315" style:family="paragraph" style:parent-style-name="Text_20_body" style:list-style-name="L51">
      <style:text-properties officeooo:rsid="159a10b8" officeooo:paragraph-rsid="159a10b8"/>
    </style:style>
    <style:style style:name="P316" style:family="paragraph" style:parent-style-name="Text_20_body" style:list-style-name="L51">
      <style:text-properties officeooo:rsid="158be102" officeooo:paragraph-rsid="158caed1"/>
    </style:style>
    <style:style style:name="P317" style:family="paragraph" style:parent-style-name="Text_20_body" style:list-style-name="L51">
      <style:text-properties officeooo:rsid="158be102" officeooo:paragraph-rsid="158be102"/>
    </style:style>
    <style:style style:name="P318" style:family="paragraph" style:parent-style-name="Text_20_body" style:list-style-name="L51">
      <style:text-properties officeooo:rsid="158e3ba0" officeooo:paragraph-rsid="158e3ba0"/>
    </style:style>
    <style:style style:name="P319" style:family="paragraph" style:parent-style-name="Text_20_body" style:list-style-name="L51">
      <style:text-properties officeooo:rsid="159d9011" officeooo:paragraph-rsid="159d9011"/>
    </style:style>
    <style:style style:name="P320" style:family="paragraph" style:parent-style-name="Text_20_body" style:list-style-name="L51">
      <style:text-properties officeooo:rsid="159d9011" officeooo:paragraph-rsid="15a1cf2c"/>
    </style:style>
    <style:style style:name="P321" style:family="paragraph" style:parent-style-name="Text_20_body" style:list-style-name="L51">
      <style:text-properties officeooo:rsid="158caed1" officeooo:paragraph-rsid="15a1cf2c"/>
    </style:style>
    <style:style style:name="P322" style:family="paragraph" style:parent-style-name="Text_20_body" style:list-style-name="L51">
      <style:text-properties officeooo:rsid="158caed1" officeooo:paragraph-rsid="158caed1"/>
    </style:style>
    <style:style style:name="P323" style:family="paragraph" style:parent-style-name="Text_20_body" style:list-style-name="L51">
      <style:text-properties officeooo:rsid="1590fc59" officeooo:paragraph-rsid="1590fc59"/>
    </style:style>
    <style:style style:name="P324" style:family="paragraph" style:parent-style-name="Text_20_body" style:list-style-name="L51">
      <style:text-properties officeooo:rsid="1595dc47" officeooo:paragraph-rsid="15a1cf2c"/>
    </style:style>
    <style:style style:name="P325" style:family="paragraph" style:parent-style-name="Text_20_body" style:list-style-name="L51">
      <style:text-properties officeooo:rsid="159eba43" officeooo:paragraph-rsid="159eba43"/>
    </style:style>
    <style:style style:name="P326" style:family="paragraph" style:parent-style-name="Text_20_body" style:list-style-name="L51">
      <style:text-properties officeooo:rsid="15a066f7" officeooo:paragraph-rsid="15a066f7"/>
    </style:style>
    <style:style style:name="P327" style:family="paragraph" style:parent-style-name="Text_20_body" style:list-style-name="L51">
      <style:text-properties officeooo:rsid="15a530d9" officeooo:paragraph-rsid="15a530d9"/>
    </style:style>
    <style:style style:name="P328" style:family="paragraph" style:parent-style-name="Text_20_body" style:list-style-name="L51">
      <style:text-properties officeooo:rsid="158d3ebb" officeooo:paragraph-rsid="158d3ebb"/>
    </style:style>
    <style:style style:name="P329" style:family="paragraph" style:parent-style-name="Text_20_body" style:list-style-name="L51">
      <style:text-properties officeooo:rsid="15a1cf2c" officeooo:paragraph-rsid="15a63a73"/>
    </style:style>
    <style:style style:name="P330" style:family="paragraph" style:parent-style-name="Text_20_body" style:list-style-name="L51">
      <style:text-properties officeooo:rsid="15a8301a" officeooo:paragraph-rsid="15a8301a"/>
    </style:style>
    <style:style style:name="P331" style:family="paragraph" style:parent-style-name="Text_20_body" style:list-style-name="L51">
      <style:text-properties officeooo:rsid="15a63a73" officeooo:paragraph-rsid="15a63a73"/>
    </style:style>
    <style:style style:name="P332" style:family="paragraph" style:parent-style-name="Text_20_body" style:list-style-name="L51">
      <style:text-properties officeooo:rsid="15aa3230" officeooo:paragraph-rsid="15aa3230"/>
    </style:style>
    <style:style style:name="P333" style:family="paragraph" style:parent-style-name="Text_20_body" style:list-style-name="L51">
      <style:text-properties officeooo:rsid="15974755" officeooo:paragraph-rsid="15974755"/>
    </style:style>
    <style:style style:name="P334" style:family="paragraph" style:parent-style-name="Text_20_body" style:list-style-name="L51">
      <style:text-properties officeooo:rsid="15920f8b" officeooo:paragraph-rsid="15920f8b"/>
    </style:style>
    <style:style style:name="P335" style:family="paragraph" style:parent-style-name="Text_20_body" style:list-style-name="L51">
      <style:text-properties officeooo:rsid="15927191" officeooo:paragraph-rsid="15927191"/>
    </style:style>
    <style:style style:name="P336" style:family="paragraph" style:parent-style-name="Text_20_body" style:list-style-name="L51">
      <style:text-properties officeooo:rsid="15927b75" officeooo:paragraph-rsid="15927b75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Text_20_body"/>
      <text:p text:style-name="Text_20_body"/>
      <text:p text:style-name="P107">Dakara</text:p>
      <text:p text:style-name="P106"/>
      <text:p text:style-name="P106"/>
      <text:p text:style-name="P109">Dungeoncrawl</text:p>
      <text:p text:style-name="P108"/>
      <text:p text:style-name="P110">Poznámky ke kampani</text:p>
      <text:p text:style-name="P108"/>
      <text:p text:style-name="P108"/>
      <text:p text:style-name="P108"/>
      <text:p text:style-name="P108"/>
      <text:p text:style-name="P111"/>
      <text:p text:style-name="P1"/>
      <text:p text:style-name="P11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3"><text:a xlink:type="simple" xlink:href="#__RefHeading___Toc241_443151022" text:style-name="Internet_20_link" text:visited-style-name="Internet_20_link">Poznámky k první session</text:a><text:tab/>2</text:p>
          <text:p text:style-name="P11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23" text:outline-level="1">TODO</text:h>
      <text:p text:style-name="P39">Časem by se o artefakty mohli začít zajímat i Seveřani a někdo z říše.</text:p>
      <text:h text:style-name="P115" text:outline-level="1">K vymyšlení</text:h>
      <text:p text:style-name="P47">Kdo využije Vanju jako assassinku a proč?</text:p>
      <text:list xml:id="list999048161" text:style-name="L1">
        <text:list-item>
          <text:p text:style-name="P126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3824196619" text:style-name="L2">
        <text:list-item>
          <text:p text:style-name="P127">Pod Dórskou (tj. domovská satrapie Filipa Velikého)<text:span text:style-name="T24">.</text:span></text:p>
        </text:list-item>
      </text:list>
      <text:list xml:id="list2899079612" text:style-name="L3">
        <text:list-item>
          <text:p text:style-name="P128">Kdo je satrapou?</text:p>
        </text:list-item>
      </text:list>
      <text:p text:style-name="P56">Jak se jmenuje domovská země dobyvatele?</text:p>
      <text:list xml:id="list854984166" text:style-name="L4">
        <text:list-item>
          <text:p text:style-name="P129">Dórské království</text:p>
        </text:list-item>
      </text:list>
      <text:p text:style-name="P14">Kdo si činí nárok na trůn po dobyvateli?</text:p>
      <text:list xml:id="list3559873878" text:style-name="L5">
        <text:list-header>
          <text:p text:style-name="P130">Mohli by být 3 – ať jich není zbytečně moc.</text:p>
        </text:list-header>
      </text:list>
      <text:list xml:id="list2528676531" text:style-name="L6">
        <text:list-item>
          <text:p text:style-name="P131">Který z následníků bude vládnout naší satrapii?</text:p>
          <text:list>
            <text:list-item>
              <text:p text:style-name="P131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6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604305767" text:style-name="L7">
        <text:list-item>
          <text:p text:style-name="P13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305624131" text:style-name="L8">
        <text:list-item>
          <text:p text:style-name="P133">Někdo by mohl z knihovny krást knihy.</text:p>
          <text:list>
            <text:list-item>
              <text:p text:style-name="P134">Nejspíš na prodej, ale může tím současně odvádět pozornost od jiných důvodů krádeže.</text:p>
              <text:list>
                <text:list-item>
                  <text:p text:style-name="P135">Mohly by to být třeba knihy o starých civilizacích.</text:p>
                  <text:list>
                    <text:list-item>
                      <text:p text:style-name="P136">Kradou je neo-elfové, ofc.</text:p>
                      <text:list>
                        <text:list-item>
                          <text:p text:style-name="P137">A dělají to proto, aby k nim neměl přístup nikdo další (sami by si je mohli přečíst i bez toho).</text:p>
                        </text:list-item>
                        <text:list-item>
                          <text:p text:style-name="P138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9">Co se děje v podsvětí?</text:p>
          <text:list>
            <text:list-item>
              <text:p text:style-name="P140">Někdo by nad ním mohl zkusit převzít kontrolu (nový „šéf“ bude mít k ruce vojáky maskované za bouchače).</text:p>
              <text:list>
                <text:list-item>
                  <text:p text:style-name="P14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45">Někdo <text:span text:style-name="T30">(stratég)</text:span> začne likvidovat informátory (příprava na puč).</text:p>
            </text:list-item>
          </text:list>
        </text:list-item>
        <text:list-item>
          <text:p text:style-name="P146">Poté, co odpluje armáda, <text:span text:style-name="T128">stratég</text:span> najme žoldnéřskou kumpanii s tím, že přebírá obranu města před orky a gobliny.</text:p>
          <text:list>
            <text:list-item>
              <text:p text:style-name="P147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48">Plánuje samozřejmě převzít ve městě moc.</text:p>
                </text:list-item>
              </text:list>
            </text:list-item>
          </text:list>
        </text:list-item>
        <text:list-item>
          <text:p text:style-name="P149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7" text:outline-level="1">PCs</text:h>
      <text:p text:style-name="P43">Postavy:</text:p>
      <text:list xml:id="list1601256554" text:style-name="L9">
        <text:list-item>
          <text:p text:style-name="P150">Belzebák – kudůk, ranař</text:p>
          <text:list>
            <text:list-item>
              <text:p text:style-name="P151">Maká v Rak<text:span text:style-name="T52">n</text:span>osově taverně, <text:span text:style-name="T45">má nejspíš kontakty s podsvětím.</text:span></text:p>
            </text:list-item>
            <text:list-item>
              <text:p text:style-name="P152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53"><text:span text:style-name="T43">Orbin – elfský p</text:span>ísař <text:span text:style-name="T41">(Orbit)</text:span></text:p>
          <text:list>
            <text:list-item>
              <text:p text:style-name="P154">Otec byl učenec, od něj zná staré jazyky a tak.</text:p>
            </text:list-item>
            <text:list-item>
              <text:p text:style-name="P155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53"><text:span text:style-name="T42">Sigmarr (Nikephemos) – seveřan, žoldák intelektuál (</text:span>Ant<text:span text:style-name="T41">)</text:span></text:p>
          <text:list>
            <text:list-item>
              <text:p text:style-name="P156">Původem z malé žoldácké kumpanie, která brzo dorazí do Vadory jako součást armády (několik stovek žoldnéřů).</text:p>
            </text:list-item>
            <text:list-item>
              <text:p text:style-name="P157">Kumpanii (tu malou) vedou dva černí elfové – dvojčata.</text:p>
            </text:list-item>
            <text:list-item>
              <text:p text:style-name="P158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59">Bimbam Borůvka (<text:span text:style-name="T64">H</text:span>ač) – hobit, katographer a všeuměl.</text:p>
          <text:list>
            <text:list-item>
              <text:p text:style-name="P160">Kontakt: <text:span text:style-name="T66">Norat – trpaslík, pouliční obchodník a dohazovač.</text:span></text:p>
            </text:list-item>
          </text:list>
        </text:list-item>
      </text:list>
      <text:h text:style-name="P118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3782923000" text:style-name="L10">
        <text:list-item>
          <text:p text:style-name="P161">Příbuzný Filipa Dobyvatele</text:p>
        </text:list-item>
        <text:list-item>
          <text:p text:style-name="P162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2995265381" text:style-name="L11">
        <text:list-item>
          <text:p text:style-name="P163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3777989535" text:style-name="L12">
        <text:list-item>
          <text:p text:style-name="P175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3889794510" text:style-name="L13">
        <text:list-item>
          <text:p text:style-name="P176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3896723154" text:style-name="L14">
        <text:list-item>
          <text:p text:style-name="P177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4269882448" text:style-name="L15">
        <text:list-item>
          <text:p text:style-name="P178">Vede ji horský trpaslík Gambek.</text:p>
        </text:list-item>
        <text:list-item>
          <text:p text:style-name="P179">něco přes 200 členů.</text:p>
        </text:list-item>
      </text:list>
      <text:list xml:id="list2515754522" text:style-name="L16">
        <text:list-item>
          <text:p text:style-name="P180">Jsou to těžkooděnci <text:span text:style-name="T61">(nosej stejné přilby a skoro nikdy je nesundávaj).</text:span></text:p>
        </text:list-item>
        <text:list-item>
          <text:p text:style-name="P181">Kumpanii financuje trpaslická Gilda – tenhle job vzali schválně, aby měla Gilda ve Vadoře svoje vojáky.</text:p>
        </text:list-item>
      </text:list>
      <text:h text:style-name="P119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2661372187" text:style-name="L17">
        <text:list-item>
          <text:p text:style-name="P182"><text:span text:style-name="T56">Má dceru Ronju </text:span><text:span text:style-name="T60">(tak 5-6 let)</text:span></text:p>
          <text:list>
            <text:list-item>
              <text:p text:style-name="P183"><text:span text:style-name="T60">R</text:span><text:span text:style-name="T56">onja je maskotem kumpanie</text:span></text:p>
            </text:list-item>
          </text:list>
        </text:list-item>
        <text:list-item>
          <text:p text:style-name="P184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1545184022" text:style-name="L18">
        <text:list-item>
          <text:p text:style-name="P185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86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3352724478" text:style-name="L19">
        <text:list-item>
          <text:p text:style-name="P187">Stratég (Doruvos) je Dórský <text:span text:style-name="T49">aristokrat</text:span>.</text:p>
          <text:list>
            <text:list-item>
              <text:p text:style-name="P188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225634242" text:style-name="L20">
        <text:list-item>
          <text:p text:style-name="P189">Začne likvidovat <text:span text:style-name="T26">ostatní</text:span> sítě <text:span text:style-name="T26">informátorů.</text:span></text:p>
          <text:list>
            <text:list-item>
              <text:p text:style-name="P190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91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434653553" text:style-name="L21">
        <text:list-item>
          <text:p text:style-name="P172">Mystický: Osvícení lze dosáhnout půstem, odříkáním, meditací, okultními zážitky.</text:p>
        </text:list-item>
        <text:list-item>
          <text:p text:style-name="P192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1898559906" text:style-name="L22">
        <text:list-item>
          <text:p text:style-name="P173">Mohlo by se to stát v taverně, kde dělá Belzebák –<text:span text:style-name="T71"> bude to jeden z jeho informátorů</text:span>.</text:p>
        </text:list-item>
      </text:list>
      <text:list xml:id="list2450953408" text:style-name="L23">
        <text:list-item>
          <text:p text:style-name="P174">Obstoupí ho tři týpci <text:span text:style-name="T82">ve</text:span> <text:span text:style-name="T72">zbroji</text:span> - dva ho chytnou, třetí podřízne.</text:p>
          <text:list>
            <text:list-item>
              <text:p text:style-name="P164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65">Kdo ho nechal zabít?</text:p>
          <text:list>
            <text:list-item>
              <text:p text:style-name="P166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1490239422" text:style-name="L24">
        <text:list-item>
          <text:p text:style-name="P167">Je tu s celou jižanskou delegací</text:p>
        </text:list-item>
        <text:list-item>
          <text:p text:style-name="P167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585326006" text:style-name="L25">
        <text:list-item>
          <text:p text:style-name="P168">Nabídl ji za to dům ve Vadoře, čímž by se z ní stala občanka města.</text:p>
        </text:list-item>
      </text:list>
      <text:list xml:id="list760652547" text:style-name="L26">
        <text:list-item>
          <text:p text:style-name="P169">Nepovede se jí to, chytěj ji a budou ji chtít popravit.</text:p>
        </text:list-item>
        <text:list-item>
          <text:p text:style-name="P170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3232173078" text:style-name="L27">
        <text:list-item>
          <text:p text:style-name="P171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836957018" text:style-name="L28">
        <text:list-item>
          <text:p text:style-name="P193">Zlato</text:p>
        </text:list-item>
        <text:list-item>
          <text:p text:style-name="P193">Měl by tam bejt nějakej hint na to, kdo kumpanii najal.</text:p>
          <text:list>
            <text:list-item>
              <text:p text:style-name="P193"><text:span text:style-name="T80">K</text:span>ontrakt <text:span text:style-name="T80">s Doruvosem</text:span></text:p>
              <text:list>
                <text:list-item>
                  <text:p text:style-name="P193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447072772" text:style-name="L29">
        <text:list-item>
          <text:p text:style-name="P194"><text:soft-page-break/>Tular je rozhodně nenechá nepotrestané.</text:p>
          <text:list>
            <text:list-item>
              <text:p text:style-name="P195">Hit bude proti klíčovým osobám ve vedení <text:span text:style-name="T79">(Konkrétně Lian – elf, bývalý žoldák)</text:span>.</text:p>
            </text:list-item>
            <text:list-item>
              <text:p text:style-name="P194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328274271" text:style-name="L30">
        <text:list-item>
          <text:p text:style-name="P196">Postavy by se mohly k něčemu přichomýtnout</text:p>
          <text:list>
            <text:list-item>
              <text:p text:style-name="P197">Třeba hit na nějakého bohatého kupce.</text:p>
            </text:list-item>
            <text:list-item>
              <text:p text:style-name="P197">Nebo třeba na knihovnu akademie.</text:p>
              <text:list>
                <text:list-item>
                  <text:p text:style-name="P198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904056030" text:style-name="L31">
        <text:list-item>
          <text:p text:style-name="P199">Doruvos bude mít projev. Obviní radu z neplodného politikaření a slíbí, že se o to osobně postará.</text:p>
          <text:list>
            <text:list-item>
              <text:p text:style-name="P199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837827844" text:style-name="L32">
        <text:list-item>
          <text:p text:style-name="P200">Leandor bydlí u svého bratrance, měšťana Valandora.</text:p>
          <text:list>
            <text:list-item>
              <text:p text:style-name="P201">Od něj si elfové „půjčili“ vůz.</text:p>
            </text:list-item>
          </text:list>
        </text:list-item>
        <text:list-item>
          <text:p text:style-name="P202">Klíče od knihovny má:</text:p>
          <text:list>
            <text:list-item>
              <text:p text:style-name="P202">Scholarch</text:p>
            </text:list-item>
            <text:list-item>
              <text:p text:style-name="P202">Leandor (archivář)</text:p>
            </text:list-item>
            <text:list-item>
              <text:p text:style-name="P202">Správce (a zároveň noční hlídač) <text:span text:style-name="T85">Tagl (trpaslík)</text:span>.</text:p>
              <text:list>
                <text:list-item>
                  <text:p text:style-name="P202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984751400" text:style-name="L33">
        <text:list-item>
          <text:p text:style-name="P203">Jak to zapojit do příběhu postav?</text:p>
          <text:list>
            <text:list-item>
              <text:p text:style-name="P204">Ašanga se může o někoho z nich zajímat.</text:p>
              <text:list>
                <text:list-item>
                  <text:p text:style-name="P204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3773778943" text:style-name="L34">
        <text:list-item>
          <text:p text:style-name="P205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4148919475" text:style-name="L35">
        <text:list-item>
          <text:p text:style-name="P206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06">Toho půjde pěkně zneužívat.</text:p>
            </text:list-item>
          </text:list>
        </text:list-item>
      </text:list>
      <text:p text:style-name="P70">Problémy s piráty!</text:p>
      <text:list xml:id="list294715977" text:style-name="L36">
        <text:list-item>
          <text:p text:style-name="P208">Konkrétně s jinými piráty. Možná dojde k válce pirátů?</text:p>
          <text:list>
            <text:list-item>
              <text:p text:style-name="P208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3885009871" text:style-name="L37">
        <text:list-item>
          <text:p text:style-name="P209">Souboj sítí</text:p>
        </text:list-item>
        <text:list-item>
          <text:p text:style-name="P209">Elfové a ukradené knihy</text:p>
        </text:list-item>
      </text:list>
      <text:list xml:id="list192334407" text:style-name="L38">
        <text:list-item>
          <text:list>
            <text:list-item>
              <text:p text:style-name="P210">Kde jsou ty knihy?</text:p>
              <text:list>
                <text:list-item>
                  <text:p text:style-name="P213">V domě Leandorova bratra.</text:p>
                </text:list-item>
              </text:list>
            </text:list-item>
            <text:list-item>
              <text:p text:style-name="P210">Vím, ke komu to vede (dům bohatého měšťana).</text:p>
            </text:list-item>
            <text:list-item>
              <text:p text:style-name="P210">Ailara byla Leandorova dcera?</text:p>
              <text:list>
                <text:list-item>
                  <text:p text:style-name="P210">Asi jo, je starej, takže sestra nejspíš ne.</text:p>
                </text:list-item>
                <text:list-item>
                  <text:p text:style-name="P214">Nebo možná dcera Leandorova bratra. To by mohlo Leandora dostat do vážných problémů.</text:p>
                </text:list-item>
              </text:list>
            </text:list-item>
            <text:list-item>
              <text:p text:style-name="P215">Kdo byl Tianas.</text:p>
              <text:list>
                <text:list-item>
                  <text:p text:style-name="P215">Zřejmě taky syn nějakého bohatého měšťana – Deonora.</text:p>
                </text:list-item>
                <text:list-item>
                  <text:p text:style-name="P216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17">Leandor je nejspíš Achájec. </text:p>
            </text:list-item>
          </text:list>
        </text:list-item>
      </text:list>
      <text:list xml:id="list103301707201784" text:continue-list="list3885009871" text:style-name="L37">
        <text:list-item>
          <text:p text:style-name="P209">Dungeon pod městem (TODO)</text:p>
        </text:list-item>
        <text:list-item>
          <text:p text:style-name="P218"><text:span text:style-name="T89">Zraněný Doruvos a V</text:span>anja pod zámkem</text:p>
        </text:list-item>
      </text:list>
      <text:h text:style-name="Heading_20_2" text:outline-level="2">3 linky pro úterní skupinu</text:h>
      <text:list xml:id="list414153783" text:style-name="L39">
        <text:list-item>
          <text:p text:style-name="P211">Souboj sítí</text:p>
        </text:list-item>
      </text:list>
      <text:list xml:id="list4060522592" text:style-name="L40">
        <text:list-item>
          <text:list>
            <text:list-item>
              <text:p text:style-name="P212">Pokus o likvidaci šéfa dětského gangu (<text:span text:style-name="T130">Wirt</text:span>).</text:p>
            </text:list-item>
          </text:list>
        </text:list-item>
      </text:list>
      <text:list xml:id="list103302823398288" text:continue-list="list414153783" text:style-name="L39">
        <text:list-item>
          <text:p text:style-name="P219">Dungeon pod městem</text:p>
        </text:list-item>
      </text:list>
      <text:list xml:id="list1371950089" text:style-name="L41">
        <text:list-item>
          <text:list>
            <text:list-item>
              <text:p text:style-name="P220">Jak se o něm dozvědí?</text:p>
            </text:list-item>
            <text:list-item>
              <text:p text:style-name="P222">Zajímají se o jména z dopisů, jestli se nepletu.</text:p>
            </text:list-item>
            <text:list-item>
              <text:p text:style-name="P223">Ale asi by to chtělo ještě nějakej jinej směr.</text:p>
            </text:list-item>
          </text:list>
        </text:list-item>
      </text:list>
      <text:list xml:id="list103302264231769" text:continue-list="list103302823398288" text:style-name="L39">
        <text:list-item>
          <text:p text:style-name="P219">TODO</text:p>
        </text:list-item>
        <text:list-item>
          <text:p text:style-name="P225">Problémy s piráty</text:p>
        </text:list-item>
      </text:list>
      <text:list xml:id="list640713476" text:style-name="L42">
        <text:list-item>
          <text:list>
            <text:list-item>
              <text:p text:style-name="P226">Ideálně by to chtělo akci přímo ve městě, nebo na zakotvené lodi.</text:p>
            </text:list-item>
            <text:list-item>
              <text:p text:style-name="P227">Pašerákův kontrakt ho může požádat o pár lidí na nějakou akci.</text:p>
            </text:list-item>
          </text:list>
        </text:list-item>
      </text:list>
      <text:list xml:id="list103303048543837" text:continue-list="list103302264231769" text:style-name="L39">
        <text:list-item>
          <text:p text:style-name="P225">TODO</text:p>
        </text:list-item>
      </text:list>
      <text:p text:style-name="P67">Postavy mám:</text:p>
      <text:list xml:id="list3753515221" text:style-name="L43">
        <text:list-item>
          <text:p text:style-name="P221">Týpek z ulice (dětský gang, atd.).</text:p>
          <text:list>
            <text:list-item>
              <text:p text:style-name="P228">Tady je to jasný – děj v podsvětí.</text:p>
            </text:list-item>
          </text:list>
        </text:list-item>
        <text:list-item>
          <text:p text:style-name="P221"><text:soft-page-break/>Černá elfka</text:p>
          <text:list>
            <text:list-item>
              <text:p text:style-name="P224">Možná by ji mohl někdo chtít ukázat, co našel v podzemí, nebo ji do toho zapojit?</text:p>
            </text:list-item>
            <text:list-item>
              <text:p text:style-name="P207">Kontakt s elfími bratry (to ale teď moc nikam nepovede).</text:p>
            </text:list-item>
          </text:list>
        </text:list-item>
        <text:list-item>
          <text:p text:style-name="P207">Pirát/pašerák</text:p>
          <text:list>
            <text:list-item>
              <text:p text:style-name="P207">Mohl by mít přehled o tom, kdo a co přijíždí do města (další žoldáci, pak Doruvosovy triéry).</text:p>
              <text:list>
                <text:list-item>
                  <text:p text:style-name="P229">Problémy s piráty!</text:p>
                </text:list-item>
              </text:list>
            </text:list-item>
          </text:list>
        </text:list-item>
        <text:list-item>
          <text:p text:style-name="P207">Trpasličí lovec</text:p>
          <text:list>
            <text:list-item>
              <text:p text:style-name="P207">Toho asi nemusím explicitně zapojovat, hráč je aktivní.</text:p>
            </text:list-item>
          </text:list>
        </text:list-item>
      </text:list>
      <text:p text:style-name="P71">Aktuálně:</text:p>
      <text:list xml:id="list1348133368" text:style-name="L44">
        <text:list-item>
          <text:p text:style-name="P230">Změna: Elfka utekla.</text:p>
        </text:list-item>
        <text:list-item>
          <text:p text:style-name="P230">Ukradla pašerákovi nějaké inkriminující lejstro. Možná padělanou kupní smlouvu nebo tak něco.</text:p>
        </text:list-item>
        <text:list-item>
          <text:p text:style-name="P230">Pašerák chce buď to lejstro (dá za něj 10 zl), nebo živou elfku s tím, že to z ní vyrazí sám (5 zl).</text:p>
        </text:list-item>
        <text:list-item>
          <text:p text:style-name="P231">Pašerák dal postavám tip, kde elfku najdou (nějaká taverna).</text:p>
          <text:list>
            <text:list-item>
              <text:p text:style-name="P232">Ago<text:span text:style-name="T104">r</text:span>nova taverna.</text:p>
            </text:list-item>
            <text:list-item>
              <text:p text:style-name="P232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33">Proč elfka chodí k němu?</text:p>
              <text:list>
                <text:list-item>
                  <text:p text:style-name="P234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33">Elfka se jmenuje <text:span text:style-name="T92">D</text:span>anara.</text:p>
          <text:list>
            <text:list-item>
              <text:p text:style-name="P235">Je místní?</text:p>
              <text:list>
                <text:list-item>
                  <text:p text:style-name="P236">Už pár let tu žije, ale původem je z Abydosu. <text:span text:style-name="T93">Proto ji znají tamní kudůci.</text:span></text:p>
                  <text:list>
                    <text:list-item>
                      <text:p text:style-name="P237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35">S místním podsvětím nespolupracuje.</text:p>
            </text:list-item>
            <text:list-item>
              <text:p text:style-name="P238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39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40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41">Pašerák (Zejádův kontakt) se jmenuje Ha<text:span text:style-name="T99">la</text:span>r.</text:p>
          <text:list>
            <text:list-item>
              <text:p text:style-name="P242">Je to Artézan, člověk.</text:p>
            </text:list-item>
            <text:list-item>
              <text:p text:style-name="P242">Oficiálně je to obchodník, sám ale žádné zboží nevozí.</text:p>
              <text:list>
                <text:list-item>
                  <text:p text:style-name="P243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44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45">Úterní skupina chodí do Gadařiny taverny.</text:p>
          <text:list>
            <text:list-item>
              <text:p text:style-name="P246">Oni jsou vlastně na rozhraní slumu, trpaslické čtvrti a nějaké řemeslnické.</text:p>
            </text:list-item>
            <text:list-item>
              <text:p text:style-name="P246">Majitelka je trpaslice, <text:span text:style-name="T100">Gadara.</text:span></text:p>
              <text:list>
                <text:list-item>
                  <text:p text:style-name="P247">Není zapojená do podsvětí, jen platí výpalné.</text:p>
                </text:list-item>
              </text:list>
            </text:list-item>
            <text:list-item>
              <text:p text:style-name="P248">Taverna je v trpaslické čtvrti, ale směrem ven a půlka stolů má lidskou velikost.</text:p>
            </text:list-item>
          </text:list>
        </text:list-item>
        <text:list-item>
          <text:p text:style-name="P249">Ze stok vylezl upír a nadělal tam pár zombií.</text:p>
          <text:list>
            <text:list-item>
              <text:p text:style-name="P249">Děti se do stok zaručeně podívat půjdou (to ale můžu odložit, až bude Uliho hráč).</text:p>
            </text:list-item>
          </text:list>
        </text:list-item>
        <text:list-item>
          <text:p text:style-name="P249">Dá se prokopat do dungeonu (a úterní skupina už ví kudy – byť to teda může bejt jen další malá část).</text:p>
        </text:list-item>
      </text:list>
      <text:h text:style-name="P120" text:outline-level="1">Chapter <text:span text:style-name="T169">3</text:span></text:h>
      <text:p text:style-name="P72">Potřebuju nové linie přímo pro postavy.</text:p>
      <text:list xml:id="list3025077387" text:style-name="L45">
        <text:list-item>
          <text:p text:style-name="P250">Na trhu se objeví magické předměty (léčivý lektvar, možná ještě něco).</text:p>
          <text:list>
            <text:list-item>
              <text:p text:style-name="P251">Kdo je nabízí?</text:p>
              <text:list>
                <text:list-item>
                  <text:p text:style-name="P252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53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53">Ceník (aspoň Kasičův).</text:p>
                  <text:list>
                    <text:list-item>
                      <text:p text:style-name="P253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">Jak si mohou postavy vydělávat?</text:p>
          <text:list>
            <text:list-item>
              <text:p text:style-name="P250">Ve městě se rozbují krádeže, vraždy a tak (vyřizování starých účtú), takže možná nějaké vyšetřování/pátrání.</text:p>
              <text:list>
                <text:list-item>
                  <text:p text:style-name="P254">Jasně – někomu něco zmizelo ze sklepa (někdo se mu tam prokopal).</text:p>
                  <text:list>
                    <text:list-item>
                      <text:p text:style-name="P255">Zmíní se o tom v taverně jeden z jeho sloužícíh.</text:p>
                    </text:list-item>
                    <text:list-item>
                      <text:p text:style-name="P256">Komu?</text:p>
                      <text:list>
                        <text:list-item>
                          <text:p text:style-name="P257">Bohatý obchodník, ale ne senátor.</text:p>
                          <text:list>
                            <text:list-item>
                              <text:p text:style-name="P258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6">Co mu zmizelo?</text:p>
                      <text:list>
                        <text:list-item>
                          <text:p text:style-name="P259">Nějaké dokumenty. Účetní knihy, možná seznam „dark secrets“, který si nasbíral na jiný obchodníky.</text:p>
                          <text:list>
                            <text:list-item>
                              <text:p text:style-name="P260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61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62">Nabídne za ně 20 zl.</text:p>
                        </text:list-item>
                      </text:list>
                    </text:list-item>
                    <text:list-item>
                      <text:p text:style-name="P256">Kdo se tam prokopal?</text:p>
                      <text:list>
                        <text:list-item>
                          <text:p text:style-name="P259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63">Tunel za sebou elfové zase pečlivě zazdili – půjde ale poznat, že to je čerstvě zastavěné.</text:p>
                    </text:list-item>
                    <text:list-item>
                      <text:p text:style-name="P256">Co je v tomhle minidungeonu?</text:p>
                      <text:list>
                        <text:list-item>
                          <text:p text:style-name="P264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65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6">Doprovod do divočiny</text:p>
              <text:list>
                <text:list-item>
                  <text:p text:style-name="P267">Máša může přijít za Alrikem.</text:p>
                </text:list-item>
                <text:list-item>
                  <text:p text:style-name="P266">To dává dobrej smysl, obě skupiny jsou jedni z mála, kdo v divočině byl a vrátil se živej (a někdo by to o nich mohl vědět).</text:p>
                  <text:list>
                    <text:list-item>
                      <text:p text:style-name="P268">Asi by se tam mělo stát/najít něco zajímavějšího, než jen útok orků.</text:p>
                      <text:list>
                        <text:list-item>
                          <text:p text:style-name="P268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69">Kdo tam chce a proč?</text:p>
                  <text:list>
                    <text:list-item>
                      <text:p text:style-name="P269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69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70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71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72">Za doprovod nabídne 5 zl (nechá se ukecat až na 10).</text:p>
                    </text:list-item>
                  </text:list>
                </text:list-item>
                <text:list-item>
                  <text:p text:style-name="P273">Co Mášu do doupěte odtáhlo?</text:p>
                  <text:list>
                    <text:list-item>
                      <text:p text:style-name="P274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73">Co je zač doupě <text:span text:style-name="T114">a co je v něm</text:span>?</text:p>
                  <text:list>
                    <text:list-item>
                      <text:p text:style-name="P275">Určitě něco probořeného do podzemí.</text:p>
                    </text:list-item>
                    <text:list-item>
                      <text:p text:style-name="P276">Mohly by tam bejt zbytky předchozí kořisti</text:p>
                      <text:list>
                        <text:list-item>
                          <text:p text:style-name="P276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77">Útok goblinů</text:p>
                </text:list-item>
              </text:list>
            </text:list-item>
            <text:list-item>
              <text:p text:style-name="P278">Cesta někam na lodi (<text:span text:style-name="T110">P</text:span>roč? <text:span text:style-name="T110">Co tam?</text:span>)</text:p>
              <text:list>
                <text:list-item>
                  <text:p text:style-name="P279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80">V materiálech, které sebraly goblinům, by mohl nějakej podobnej hint bejt.</text:p>
                  <text:list>
                    <text:list-item>
                      <text:p text:style-name="P281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415880574" text:style-name="L46">
        <text:list-item>
          <text:p text:style-name="P282">jeden z goblinů by mohl bejt šaman</text:p>
          <text:list>
            <text:list-item>
              <text:p text:style-name="P282">Kouzla:</text:p>
              <text:list>
                <text:list-item>
                  <text:p text:style-name="P282">2 lahvičky:</text:p>
                  <text:list>
                    <text:list-item>
                      <text:p text:style-name="P282">léčení (1k6 bodů kondice) <text:span text:style-name="T121">+</text:span> uzdraví šilhavý oči</text:p>
                      <text:list>
                        <text:list-item>
                          <text:p text:style-name="P283">je cítit alkoholem.</text:p>
                        </text:list-item>
                      </text:list>
                    </text:list-item>
                    <text:list-item>
                      <text:p text:style-name="P282">šípový jed <text:span text:style-name="T120">(asi zmije)</text:span></text:p>
                    </text:list-item>
                  </text:list>
                </text:list-item>
                <text:list-item>
                  <text:p text:style-name="P282">Prokletí (šilhavý oči)</text:p>
                  <text:list>
                    <text:list-item>
                      <text:p text:style-name="P282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2290111776" text:style-name="L47">
        <text:list-item>
          <text:p text:style-name="P284">Fontána</text:p>
        </text:list-item>
        <text:list-item>
          <text:p text:style-name="P285">Svitek s kouzlem <text:span text:style-name="T123">světlo</text:span> (kde? V tajné schránce za oltářem)</text:p>
          <text:list>
            <text:list-item>
              <text:p text:style-name="P286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85">Je to něj probořený „vchod“ z doupěte obřího <text:span text:style-name="T124">brouka</text:span>.</text:p>
        </text:list-item>
        <text:list-item>
          <text:p text:style-name="P287">Původní vchod do svatyně je zasypaný.</text:p>
        </text:list-item>
        <text:list-item>
          <text:p text:style-name="P288">Mělo by tam bejt něco zajímavýho.</text:p>
          <text:list>
            <text:list-item>
              <text:p text:style-name="P288">Astra je bohyně kouzel, umění a tak. Kněží mohli s něčím experimentovat?</text:p>
            </text:list-item>
            <text:list-item>
              <text:p text:style-name="P289">Možná nějaké experimenty s halucinogeny (i když to není úplně elfské).</text:p>
            </text:list-item>
            <text:list-item>
              <text:p text:style-name="P290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3242390617" text:style-name="L48">
        <text:list-item>
          <text:p text:style-name="P291">možná trpaslíci.</text:p>
        </text:list-item>
        <text:list-item>
          <text:p text:style-name="P291">nebo prostě jen někdo, kdo věděl, že to jsou cenný věci, a že o ně mají trpaslíci zájem.</text:p>
        </text:list-item>
        <text:list-item>
          <text:p text:style-name="P291">proč ho zabil, místo aby ho jen okradl?</text:p>
          <text:list>
            <text:list-item>
              <text:p text:style-name="P292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21" text:outline-level="1">Chapter <text:span text:style-name="T169">4</text:span>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2255821889" text:style-name="L49">
        <text:list-item>
          <text:p text:style-name="P293">má 13 křesel (možná víc, ale 13 je rozhodujících).</text:p>
        </text:list-item>
        <text:list-item>
          <text:p text:style-name="P293">triarchové nejsou senátoři.</text:p>
        </text:list-item>
        <text:list-item>
          <text:p text:style-name="P293">6 křesel mají Dórští aristokrati (záměrně nemají většinu, to byla součást dohody s Filipem). Všichni jsou samozřejmě lidé.</text:p>
          <text:list>
            <text:list-item>
              <text:p text:style-name="P294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95">Dva rody stojí za Hierophantem <text:span text:style-name="T147">(Adirosem)</text:span></text:p>
              <text:list>
                <text:list-item>
                  <text:p text:style-name="P295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95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96">Tři jsou pro Doruvose</text:p>
              <text:list>
                <text:list-item>
                  <text:p text:style-name="P296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96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96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93">7 mají Icéňané</text:p>
          <text:list>
            <text:list-item>
              <text:p text:style-name="P294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94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7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94">Zbývají 4 křesla</text:p>
              <text:list>
                <text:list-item>
                  <text:p text:style-name="P298">1 Demokrat <text:span text:style-name="T137">(hobit Philosir)<text:line-break/>Wealth 4<text:line-break/>5 žoldáků (síla 2), celkem 10</text:span></text:p>
                </text:list-item>
                <text:list-item>
                  <text:p text:style-name="P299">2 Konzervativci – <text:span text:style-name="T139">chtějí </text:span>návrat ke stavu před Filipem.</text:p>
                  <text:list>
                    <text:list-item>
                      <text:p text:style-name="P300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01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02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24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1907172629" text:style-name="L50">
        <text:list-item>
          <text:p text:style-name="P303">Halarova čtvrť<text:line-break/>šéfem je Šedivák, elf</text:p>
        </text:list-item>
        <text:list-item>
          <text:p text:style-name="P304">Raknosova čtvrť</text:p>
        </text:list-item>
        <text:list-item>
          <text:p text:style-name="P304">Slum<text:line-break/>Wirt není šéf, ale mohl by na to aspirovat.</text:p>
        </text:list-item>
        <text:list-item>
          <text:p text:style-name="P305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104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22" text:outline-level="1">Chapter 5 - dobývání divočiny</text:h>
      <text:p text:style-name="P105">Výprava k lokaci vybrané pro kamenolom – na pobřeží.</text:p>
      <text:p text:style-name="P105">Místo je prokleté</text:p>
      <text:list xml:id="list1115207231" text:style-name="L51">
        <text:list-item>
          <text:p text:style-name="P306">Kdo kletbu způsobil?</text:p>
          <text:list>
            <text:list-item>
              <text:p text:style-name="P308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09"><text:soft-page-break/>Na koho ji uvalil a proč?</text:p>
          <text:list>
            <text:list-item>
              <text:p text:style-name="P309">Na někoho místního</text:p>
            </text:list-item>
          </text:list>
        </text:list-item>
        <text:list-item>
          <text:p text:style-name="P310">Koho postihuje?</text:p>
          <text:list>
            <text:list-item>
              <text:p text:style-name="P306">Postupně se to projevuje u různých lidí a vojáků. Každá postava má každý den šanci 1 ze 6, že se u ní kletba projeví.</text:p>
            </text:list-item>
            <text:list-item>
              <text:p text:style-name="P311">Postihuje i zvířata – vlky, medvědy, jeleny a podobně.</text:p>
            </text:list-item>
          </text:list>
        </text:list-item>
        <text:list-item>
          <text:p text:style-name="P307">Jak se projevuje?</text:p>
          <text:list>
            <text:list-item>
              <text:p text:style-name="P312">Z postižených se postupně stávají nemrtví.</text:p>
              <text:list>
                <text:list-item>
                  <text:p text:style-name="P313">Možná mutace do různých druhů nemrtváků <text:span text:style-name="T175">(možná by si hráči mohli házet na náhodné mutace?)</text:span></text:p>
                  <text:list>
                    <text:list-item>
                      <text:p text:style-name="P314">Pomalá zombie se spoustou hpček.</text:p>
                    </text:list-item>
                    <text:list-item>
                      <text:p text:style-name="P314">Rychlá skákavá mrcha.</text:p>
                    </text:list-item>
                    <text:list-item>
                      <text:p text:style-name="P315">Ghůl s paralytickým dotykem.</text:p>
                    </text:list-item>
                  </text:list>
                </text:list-item>
              </text:list>
            </text:list-item>
            <text:list-item>
              <text:p text:style-name="P316"><text:span text:style-name="T177">Varianty mutací (možná bych to mohl házet desítkou nebo i dvacítkou, ať to neprogresí u všech stejně)</text:span>:</text:p>
              <text:list>
                <text:list-item>
                  <text:p text:style-name="P318"><text:span text:style-name="T178">(1) </text:span>Ošklivý, dávivý kašel, vykašlávání fialového hlenu (slabá žíravina).</text:p>
                  <text:list>
                    <text:list-item>
                      <text:p text:style-name="P319">Síla -1, Finesa -1, Duše +2</text:p>
                    </text:list-item>
                  </text:list>
                </text:list-item>
                <text:list-item>
                  <text:p text:style-name="P321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22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0"><text:span text:style-name="T178">(3) </text:span>Pergamenovitá kůže</text:p>
                  <text:list>
                    <text:list-item>
                      <text:p text:style-name="P323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24"><text:span text:style-name="T178">(4) </text:span>Hlad a chuť na syrové maso.</text:p>
                  <text:list>
                    <text:list-item>
                      <text:p text:style-name="P325">Síla +1, Finesa +1, Duše -1</text:p>
                    </text:list-item>
                    <text:list-item>
                      <text:p text:style-name="P326">Drápy (zranění beze zbraně +1). Může procnout dvakrát (podruhé se zranění zvýší na +2).</text:p>
                    </text:list-item>
                    <text:list-item>
                      <text:p text:style-name="P327">Požíráním syrového masa se dotyčný léčí (až Síla hpček za den).</text:p>
                    </text:list-item>
                  </text:list>
                </text:list-item>
                <text:list-item>
                  <text:p text:style-name="P321"><text:span text:style-name="T178">(5) </text:span>Dotyčnému začnou fialově svítit oči.</text:p>
                  <text:list>
                    <text:list-item>
                      <text:p text:style-name="P328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29">(6) Žízeň po krvi.</text:p>
                  <text:list>
                    <text:list-item>
                      <text:p text:style-name="P330">Zvětšené tesáky.</text:p>
                    </text:list-item>
                    <text:list-item>
                      <text:p text:style-name="P331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32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16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06">Jak ji lze zlomit?</text:p>
          <text:list>
            <text:list-item>
              <text:p text:style-name="P306">Dungeon.</text:p>
            </text:list-item>
            <text:list-item>
              <text:p text:style-name="P317">Duchové k tomu asi budou mít co říct, ale jen když u nich bude kletba utlumena – možná provedením nějakého rituálu v podzemí.</text:p>
              <text:list>
                <text:list-item>
                  <text:p text:style-name="P333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42">Možná by to mohl způsobo<text:span text:style-name="T173">v</text:span>at nějakej brouk <text:span text:style-name="T174">(to je asi moc hnusný).</text:span></text:p>
              <text:list>
                <text:list-item>
                  <text:p text:style-name="P334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35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36">Mohlo by to bejt rozmístěné na různých místech dungeonu.</text:p>
                    </text:list-item>
                  </text:list>
                </text:list-item>
                <text:list-item>
                  <text:p text:style-name="P143">Nekromant při své smrti otevřel ústa a vyblil proud brouků, kteří se vrhli na útočníky.</text:p>
                </text:list-item>
              </text:list>
            </text:list-item>
          </text:list>
        </text:list-item>
      </text:list>
      <text:p text:style-name="P144"><text:a xlink:type="simple" xlink:href="https://iceandruin.blogspot.com/2018/03/help-make-hex-describe-best-thing-ever.html" text:style-name="Internet_20_link" text:visited-style-name="Visited_20_Internet_20_Link"><text:span text:style-name="T182">https://iceandruin.blogspot.com/2018/03/help-make-hex-describe-best-thing-ever.html</text:span></text:a><text:span text:style-name="T18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17T10:33:00.910000000</dc:date>
    <meta:print-date>2113-01-01T00:00:00</meta:print-date>
    <meta:editing-cycles>10513</meta:editing-cycles>
    <meta:editing-duration>P32DT7H17S</meta:editing-duration>
    <meta:generator>LibreOffice/6.0.5.2$Windows_X86_64 LibreOffice_project/54c8cbb85f300ac59db32fe8a675ff7683cd5a16</meta:generator>
    <meta:document-statistic meta:table-count="0" meta:image-count="0" meta:object-count="0" meta:page-count="35" meta:paragraph-count="461" meta:word-count="4609" meta:character-count="27079" meta:non-whitespace-character-count="23131"/>
  </office:meta>
</office:document-meta>
</file>